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242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Rule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Status</text:p>
          </table:table-cell>
          <table:table-cell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.1" calcext:value-type="float">
            <text:p>2.1</text:p>
          </table:table-cell>
          <table:table-cell office:value-type="string" calcext:value-type="string">
            <text:p>Compiler-dependant</text:p>
          </table:table-cell>
          <table:table-cell office:value-type="string" calcext:value-type="string">
            <text:p>Target-Dependant</text:p>
          </table:table-cell>
          <table:table-cell/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string" calcext:value-type="string">
            <text:p>Compiler-dependant</text:p>
          </table:table-cell>
          <table:table-cell office:value-type="string" calcext:value-type="string">
            <text:p>Target-Dependant</text:p>
          </table:table-cell>
          <table:table-cell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4.1" calcext:value-type="float">
            <text:p>4.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2" calcext:value-type="float">
            <text:p>5.2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4" calcext:value-type="float">
            <text:p>5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5" calcext:value-type="float">
            <text:p>5.5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6" calcext:value-type="float">
            <text:p>5.6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5.7" calcext:value-type="float">
            <text:p>5.7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6.1" calcext:value-type="float">
            <text:p>6.1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6.2" calcext:value-type="float">
            <text:p>6.2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clang wont let it through</text:p>
          </table:table-cell>
          <table:table-cell table:number-columns-repeated="2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7.1" calcext:value-type="float">
            <text:p>7.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5" calcext:value-type="float">
            <text:p>8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string" calcext:value-type="string">
            <text:p>not implemented y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string" calcext:value-type="string">
            <text:p>not sure if that even possib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table:number-columns-repeated="2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0.1" calcext:value-type="float">
            <text:p>10.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2" calcext:value-type="float">
            <text:p>10.2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5" calcext:value-type="float">
            <text:p>10.5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target-dependent</text:p>
          </table:table-cell>
          <table:table-cell office:value-type="string" calcext:value-type="string">
            <text:p>Target-Dependant</text:p>
          </table:table-cell>
          <table:table-cell/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2.11" calcext:value-type="float">
            <text:p>12.1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2.12" calcext:value-type="float">
            <text:p>12.12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string" calcext:value-type="string">
            <text:p>too general</text:p>
          </table:table-cell>
          <table:table-cell office:value-type="string" calcext:value-type="string">
            <text:p>Later</text:p>
          </table:table-cell>
          <table:table-cell/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2" calcext:value-type="float">
            <text:p>17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3" calcext:value-type="float">
            <text:p>17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7.6" calcext:value-type="float">
            <text:p>17.6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18.1" calcext:value-type="float">
            <text:p>1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Janky</text:p>
          </table:table-cell>
          <table:table-cell/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4" calcext:value-type="float">
            <text:p>19.4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float" office:value="19.5" calcext:value-type="float">
            <text:p>19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header paste problem</text:p>
          </table:table-cell>
          <table:table-cell/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1" calcext:value-type="float">
            <text:p>19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the macro is defined by the time I get it</text:p>
          </table:table-cell>
          <table:table-cell/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f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dunno how to do it</text:p>
          </table:table-cell>
          <table:table-cell table:number-columns-repeated="2"/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  <table:table-cell/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0">00/00/0000</text:date>, <text:time style:data-style-name="N2" text:time-value="10:02:53.720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20T16:43:10.834000000</dc:date>
    <meta:editing-duration>P4DT16H44M11S</meta:editing-duration>
    <meta:editing-cycles>91</meta:editing-cycles>
    <meta:generator>LibreOffice/5.1.1.3$Windows_x86 LibreOffice_project/89f508ef3ecebd2cfb8e1def0f0ba9a803b88a6d</meta:generator>
    <meta:document-statistic meta:table-count="1" meta:cell-count="399" meta:object-count="0"/>
  </office:meta>
</office:document-meta>
</file>